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e306" officeooo:paragraph-rsid="0006e306"/>
    </style:style>
    <style:style style:name="P2" style:family="paragraph" style:parent-style-name="Standard">
      <style:paragraph-properties fo:text-align="end" style:justify-single-word="false"/>
      <style:text-properties officeooo:rsid="0006e306" officeooo:paragraph-rsid="0006e306"/>
    </style:style>
    <style:style style:name="P3" style:family="paragraph" style:parent-style-name="Standard">
      <style:paragraph-properties fo:text-align="start" style:justify-single-word="false"/>
      <style:text-properties officeooo:rsid="0006e306" officeooo:paragraph-rsid="0006e306"/>
    </style:style>
    <style:style style:name="P4" style:family="paragraph" style:parent-style-name="Standard">
      <style:paragraph-properties fo:text-align="start" style:justify-single-word="false"/>
      <style:text-properties officeooo:rsid="0008078f" officeooo:paragraph-rsid="0008078f"/>
    </style:style>
    <style:style style:name="T1" style:family="text">
      <style:text-properties officeooo:rsid="0008078f"/>
    </style:style>
    <style:style style:name="T2" style:family="text">
      <style:text-properties officeooo:rsid="0006e306"/>
    </style:style>
    <style:style style:name="T3" style:family="text">
      <style:text-properties officeooo:rsid="0008e2a7"/>
    </style:style>
    <style:style style:name="T4" style:family="text">
      <style:text-properties officeooo:rsid="000a6a73"/>
    </style:style>
    <style:style style:name="T5" style:family="text">
      <style:text-properties officeooo:rsid="000ba4e9"/>
    </style:style>
    <style:style style:name="T6" style:family="text">
      <style:text-properties officeooo:rsid="000c36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ing Assignment 1 (part<text:span text:style-name="T1">2</text:span>)</text:p>
      <text:p text:style-name="P2">Zhuojun (Morgan) Zhang</text:p>
      <text:p text:style-name="P2">9/13/2015</text:p>
      <text:p text:style-name="P4">In order to invoke the program, there need<text:span text:style-name="T3">s</text:span> to be <text:span text:style-name="T4">a</text:span> .java file <text:span text:style-name="T5">with</text:span> main() <text:span text:style-name="T6">method</text:span>. Assuming P1.java is such a file, then<text:span text:style-name="T2"> compil</text:span>ing <text:span text:style-name="T2">and </text:span>executing the program can be done <text:span text:style-name="T2">by:</text:span></text:p>
      <text:p text:style-name="P3"/>
      <text:p text:style-name="P3">javac P1.java</text:p>
      <text:p text:style-name="P3">java P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22:49:01.712630257</meta:creation-date>
    <dc:date>2015-09-13T23:03:04.919310342</dc:date>
    <meta:editing-duration>PT25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44" meta:character-count="255" meta:non-whitespace-character-count="217"/>
  </office:meta>
</office:document-meta>
</file>